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18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19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23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26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27" style:family="paragraph" style:parent-style-name="Text_20_body">
      <style:text-properties officeooo:paragraph-rsid="0044c0f6"/>
    </style:style>
    <style:style style:name="P28" style:family="paragraph" style:parent-style-name="Text_20_body">
      <style:paragraph-properties fo:text-align="center" style:justify-single-word="false"/>
      <style:text-properties officeooo:paragraph-rsid="0044c0f6"/>
    </style:style>
    <style:style style:name="P29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30" style:family="paragraph" style:parent-style-name="Text_20_body">
      <style:text-properties officeooo:paragraph-rsid="004bae6d"/>
    </style:style>
    <style:style style:name="P31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34" style:family="paragraph" style:parent-style-name="Heading_20_3">
      <style:text-properties officeooo:rsid="00181f89" officeooo:paragraph-rsid="00181f89"/>
    </style:style>
    <style:style style:name="P35" style:family="paragraph" style:parent-style-name="Heading_20_3">
      <style:text-properties officeooo:rsid="0033b296" officeooo:paragraph-rsid="0033b296"/>
    </style:style>
    <style:style style:name="P36" style:family="paragraph" style:parent-style-name="Heading_20_3">
      <style:text-properties officeooo:rsid="0044c0f6" officeooo:paragraph-rsid="0044c0f6"/>
    </style:style>
    <style:style style:name="P37" style:family="paragraph" style:parent-style-name="Heading_20_3">
      <style:text-properties officeooo:rsid="0049dfbd" officeooo:paragraph-rsid="0049dfbd"/>
    </style:style>
    <style:style style:name="P38" style:family="paragraph" style:parent-style-name="Heading_20_2">
      <style:paragraph-properties fo:break-before="page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17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18">推到：</text:p>
      <text:p text:style-name="P19">假设存在一组正交基<text:span text:style-name="T9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20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1">因为<text:span text:style-name="T10">U为正交基，可得：</text:span></text:p>
      <text:p text:style-name="P20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2">假设<text:span text:style-name="T11">V是</text:span><text:span text:style-name="T11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23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4">由此可得：当<text:span text:style-name="T12">V为</text:span><text:span text:style-name="T12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25">对U进行正交单位花：</text:p>
      <text:p text:style-name="P26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5">即：</text:p>
      <text:p text:style-name="P26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5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26"><draw:frame draw:style-name="fr1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35" text:outline-level="3"><text:soft-page-break/>2.9 Moore-Penrose 伪逆</text:h>
      <text:p text:style-name="P4">假设矩阵<draw:frame draw:style-name="fr1" draw:name="对象13" text:anchor-type="as-char" svg:y="-0.1484in" svg:width="0.4165in" svg:height="0.2091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172in" svg:width="0.3319in" svg:height="0.2075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152in" svg:width="0.9272in" svg:height="0.2in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2146in" svg:width="1.5256in" svg:height="0.279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152in" svg:width="0.9709in" svg:height="0.2in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2075in" svg:width="1.4835in" svg:height="0.269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1618in" svg:width="1.4543in" svg:height="0.211in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172in" svg:width="0.269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2146in" svg:width="2.2661in" svg:height="0.2598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1484in" svg:width="0.5535in" svg:height="0.1839in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1484in" svg:width="0.1717in" svg:height="0.1839in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1484in" svg:width="0.1717in" svg:height="0.1839in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1484in" svg:width="0.1772in" svg:height="0.1839in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2146in" svg:width="0.8362in" svg:height="0.2598in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2146in" svg:width="0.5374in" svg:height="0.2902in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1484in" svg:width="0.1772in" svg:height="0.1839in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2146in" svg:width="0.8291in" svg:height="0.2598in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2146in" svg:width="1.0256in" svg:height="0.2902in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36" text:outline-level="3">2.10 迹运算</text:h>
      <text:p text:style-name="P27">定义<text:span text:style-name="T16">：</text:span></text:p>
      <text:p text:style-name="P28"><draw:frame draw:style-name="fr1" draw:name="对象31" text:anchor-type="as-char" svg:y="-0.2252in" svg:width="1.4154in" svg:height="0.4362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29">Frobenius范数　<draw:frame draw:style-name="fr1" draw:name="对象32" text:anchor-type="as-char" svg:y="-0.2492in" svg:width="1.6453in" svg:height="0.3252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152in" svg:width="2.2193in" svg:height="0.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h text:style-name="P37" text:outline-level="3">2.12 主成分分析(PCA)</text:h>
      <text:p text:style-name="P30"><text:span text:style-name="T6">假设向量</text:span><text:span text:style-name="T6"><draw:frame draw:style-name="fr1" draw:name="对象34" text:anchor-type="as-char" svg:y="-0.172in" svg:width="0.5043in" svg:height="0.2075in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172in" svg:width="0.6346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1484in" svg:width="1.1701in" svg:height="0.2091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172in" svg:width="0.6429in" svg:height="0.2075in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172in" svg:width="0.6535in" svg:height="0.2075in" draw:z-index="58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172in" svg:width="1.1783in" svg:height="0.2327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2146in" svg:width="0.9209in" svg:height="0.2902in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6" text:anchor-type="as-char" svg:y="-0.1484in" svg:width="0.0791in" svg:height="0.1839in" draw:z-index="54"><draw:object xlink:href="./Object 56" xlink:type="simple" xlink:show="embed" xlink:actuate="onLoad"/><draw:image xlink:href="./ObjectReplacements/Object 56" xlink:type="simple" xlink:show="embed" xlink:actuate="onLoad"/></draw:frame><draw:frame draw:style-name="fr1" draw:name="Object17" text:anchor-type="as-char" svg:y="-0.4772in" svg:width="6.2327in" svg:height="0.8453in" draw:z-index="55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172in" svg:width="1.1783in" svg:height="0.2327in" draw:z-index="59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3043in" svg:width="5.1811in" svg:height="0.5575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2146in" svg:width="0.8665in" svg:height="0.2598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2146in" svg:width="1.8839in" svg:height="0.2598in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1484in" svg:width="0.3953in" svg:height="0.2091in" draw:z-index="61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2" draw:name="Object24" text:anchor-type="as-char" svg:y="-0.3043in" svg:width="7.1366in" svg:height="0.5772in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31">从上式可以看出<text:span text:style-name="T18">Frobenius范数的最小值是矩阵</text:span><text:span text:style-name="T18"><draw:frame draw:style-name="fr2" draw:name="Object25" text:anchor-type="as-char" svg:y="-0.172in" svg:width="0.7535in" svg:height="0.2075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32"><draw:frame draw:style-name="fr2" draw:name="Object26" text:anchor-type="as-char" svg:y="-0.2146in" svg:width="2.8in" svg:height="0.2791in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33">又因为<draw:frame draw:style-name="fr2" draw:name="Object27" text:anchor-type="as-char" svg:y="-0.172in" svg:width="0.3728in" svg:height="0.2075in" draw:z-index="65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2" draw:name="Object28" text:anchor-type="as-char" svg:y="-0.172in" svg:width="0.3728in" svg:height="0.2075in" draw:z-index="66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33"/>
      <text:h text:style-name="P38" text:outline-level="2">第<text:span text:style-name="T20">３章　概率与信息论</text:span>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1-22T18:08:42.443294087</dc:date>
    <meta:editing-duration>PT13H42M19S</meta:editing-duration>
    <meta:editing-cycles>29</meta:editing-cycles>
    <meta:document-statistic meta:table-count="0" meta:image-count="0" meta:object-count="67" meta:page-count="4" meta:paragraph-count="52" meta:word-count="776" meta:character-count="860" meta:non-whitespace-character-count="849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/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